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ff0000" fo:language="en" fo:country="US" fo:font-weight="bold" style:font-weight-asian="bold"/>
    </style:style>
    <style:style style:name="T4" style:family="text">
      <style:text-properties fo:color="#00b050" fo:language="en" fo:country="US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%order <text:s/>paragraphs index %}</text:span></text:p>
      <text:p text:style-name="P1"><text:span text:style-name="T1">{%if index#2 %}</text:span></text:p>
      <text:p text:style-name="P1"><text:span text:style-name="T1">{% order paragraphs(index) index2 %} <text:s/>{% if index&gt;=index2 %} <text:s/></text:span><text:span text:style-name="T3">{{ paragraphs(index, index2) }}</text:span><text:span text:style-name="T1"> {%endif%}</text:span><text:span text:style-name="T2"> </text:span><text:span text:style-name="T1"><text:s/>{%if index &lt; index2 %} <text:s/></text:span><text:span text:style-name="T4">{{ paragraphs(index, index2) }} </text:span><text:span text:style-name="T1"><text:s/>{%endif%} <text:s/>{%endorder%}</text:span></text:p>
      <text:p text:style-name="P1">{%endif%}</text:p>
      <text:p text:style-name="P1">{%endorder%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05:27.193000000</meta:creation-date>
    <dc:date>2019-10-08T14:05:37.567000000</dc:date>
    <meta:editing-duration>PT10S</meta:editing-duration>
    <meta:editing-cycles>1</meta:editing-cycles>
    <meta:document-statistic meta:table-count="0" meta:image-count="0" meta:object-count="0" meta:page-count="1" meta:paragraph-count="5" meta:word-count="34" meta:character-count="249" meta:non-whitespace-character-count="213"/>
    <meta:generator>LibreOffice/6.2.7.1$Windows_X86_64 LibreOffice_project/23edc44b61b830b7d749943e020e96f5a7df63bf</meta:generator>
  </office:meta>
</office:document-meta>
</file>